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246" officeooo:paragraph-rsid="001bc246"/>
    </style:style>
    <style:style style:name="P2" style:family="paragraph" style:parent-style-name="Standard">
      <style:text-properties officeooo:rsid="001c66a6" officeooo:paragraph-rsid="001c66a6"/>
    </style:style>
    <style:style style:name="P3" style:family="paragraph" style:parent-style-name="Standard">
      <style:text-properties officeooo:rsid="001c66a6" officeooo:paragraph-rsid="001d0b67"/>
    </style:style>
    <style:style style:name="P4" style:family="paragraph" style:parent-style-name="Standard">
      <style:text-properties officeooo:rsid="001d0b67" officeooo:paragraph-rsid="001d0b67"/>
    </style:style>
    <style:style style:name="T1" style:family="text">
      <style:text-properties officeooo:rsid="001c6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inning of the project.</text:p>
      <text:p text:style-name="P1"/>
      <text:p text:style-name="P1">For the beginning, we only want as an input a simple code in Java.</text:p>
      <text:p text:style-name="P1"/>
      <text:p text:style-name="P1">Here are all the things we can deduce from the simple code:</text:p>
      <text:p text:style-name="P1"/>
      <text:p text:style-name="P1">How much the code is organized. (output : some grades about all the sets).</text:p>
      <text:p text:style-name="P1"><text:tab/>Indentation.</text:p>
      <text:p text:style-name="P1"><text:tab/>Space.</text:p>
      <text:p text:style-name="P1"><text:tab/>Variable.</text:p>
      <text:p text:style-name="P1"><text:tab/><text:span text:style-name="T1">Uppercase and lowercase.</text:span></text:p>
      <text:p text:style-name="P1"><text:tab/><text:span text:style-name="T1">Enter line.</text:span></text:p>
      <text:p text:style-name="P1"><text:tab/><text:span text:style-name="T1">(We can check in IntellJ).</text:span></text:p>
      <text:p text:style-name="P1"/>
      <text:p text:style-name="P2">Level in English.</text:p>
      <text:p text:style-name="P2"><text:tab/>Dictionnary in txt file.</text:p>
      <text:p text:style-name="P2"><text:tab/>Bot which check grammar and orthography.</text:p>
      <text:p text:style-name="P1"><text:tab/><text:a xlink:type="simple" xlink:href="https://www.grammarly.com/?q=grammar&amp;utm_source=google&amp;utm_medium=cpc&amp;utm_campaign=search2&amp;utm_content=52804530966&amp;utm_term=free%20check%20grammar%20program&amp;matchtype=b&amp;placement=&amp;network=g&amp;gclid=CjwKCAjw-dXaBRAEEiwAbwCi5oTb3iXZIbL0HaqNDXVHTsZZLGFOA4cmqLAPRCBXwQTLSxHhO-AsPxoClMgQAvD_BwE" text:style-name="Internet_20_link" text:visited-style-name="Visited_20_Internet_20_Link">https://www.grammarly.com/?q=grammar&amp;utm_source=google&amp;utm_medium=cpc&amp;utm_campaign=search2&amp;utm_content=52804530966&amp;utm_term=free%20check%20grammar%20program&amp;matchtype=b&amp;placement=&amp;network=g&amp;gclid=CjwKCAjw-dXaBRAEEiwAbwCi5oTb3iXZIbL0HaqNDXVHTsZZLGFOA4cmqLAPRCBXwQTLSxHhO-AsPxoClMgQAvD_BwE</text:a></text:p>
      <text:p text:style-name="P1"><text:tab/><text:span text:style-name="T1"> </text:span></text:p>
      <text:p text:style-name="P2">Languages speaking.</text:p>
      <text:p text:style-name="P2"><text:tab/>Here we can ask for the client to help the algorithm by input the languages speaking, and the <text:tab/>algorithm may check if it’s the truth.</text:p>
      <text:p text:style-name="P2"/>
      <text:p text:style-name="P4">Level of the programmer.</text:p>
      <text:p text:style-name="P4"><text:tab/>Maybe hard (put in the future work).</text:p>
      <text:p text:style-name="P4"><text:tab/>Size of the java file + size of the out file + running time…</text:p>
      <text:p text:style-name="P4"/>
      <text:p text:style-name="P4">Languages programming,</text:p>
      <text:p text:style-name="P3"><text:tab/>Here we can ask for the client to help the algorithm by input the languages speaking, and the <text:tab/>algorithm may check if it’s the truth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2:37:47.303398195</meta:creation-date>
    <dc:date>2018-07-23T13:35:35.236452902</dc:date>
    <meta:editing-duration>PT6M27S</meta:editing-duration>
    <meta:editing-cycles>1</meta:editing-cycles>
    <meta:document-statistic meta:table-count="0" meta:image-count="0" meta:object-count="0" meta:page-count="1" meta:paragraph-count="22" meta:word-count="150" meta:character-count="1122" meta:non-whitespace-character-count="976"/>
    <meta:generator>LibreOffice/6.0.3.2$Linux_X86_64 LibreOffice_project/00m0$Build-2</meta:generator>
  </office:meta>
</office:document-meta>
</file>